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95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125.46pt"/>
    </style:style>
    <style:style style:name="co4" style:family="table-column">
      <style:table-column-properties fo:break-before="auto" style:column-width="142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pt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8pt" style:font-size-asian="18pt" style:font-size-complex="18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Number of Brick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Drop Height</text:p>
          </table:table-cell>
          <table:table-cell table:style-name="ce6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1019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2:30:54.00768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40:58.910365367</meta:creation-date>
    <dc:date>2016-11-15T12:41:26.038043121</dc:date>
    <meta:editing-duration>PT42M54S</meta:editing-duration>
    <meta:editing-cycles>5</meta:editing-cycles>
    <meta:generator>LibreOffice/5.1.6.2.0$Linux_X86_64 LibreOffice_project/10m0$Build-2</meta:generator>
    <meta:document-statistic meta:table-count="1" meta:cell-count="14" meta:object-count="0"/>
  </office:meta>
</office:document-meta>
</file>